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72" calcext:value-type="float">
            <text:p>2472</text:p>
          </table:table-cell>
          <table:table-cell office:value-type="float" office:value="2461" calcext:value-type="float">
            <text:p>2461</text:p>
          </table:table-cell>
          <table:table-cell office:value-type="float" office:value="0.446066504461" calcext:value-type="float">
            <text:p>0.4460665045</text:p>
          </table:table-cell>
          <table:table-cell office:value-type="float" office:value="0.501618122977" calcext:value-type="float">
            <text:p>0.501618123</text:p>
          </table:table-cell>
          <table:table-cell office:value-type="float" office:value="0.446566436408" calcext:value-type="float">
            <text:p>0.446566436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63" calcext:value-type="float">
            <text:p>2463</text:p>
          </table:table-cell>
          <table:table-cell office:value-type="float" office:value="2475" calcext:value-type="float">
            <text:p>2475</text:p>
          </table:table-cell>
          <table:table-cell office:value-type="float" office:value="0.408998783948" calcext:value-type="float">
            <text:p>0.4089987839</text:p>
          </table:table-cell>
          <table:table-cell office:value-type="float" office:value="0.488428745432" calcext:value-type="float">
            <text:p>0.4884287454</text:p>
          </table:table-cell>
          <table:table-cell office:value-type="float" office:value="0.54101010101" calcext:value-type="float">
            <text:p>0.54101010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72" calcext:value-type="float">
            <text:p>2472</text:p>
          </table:table-cell>
          <table:table-cell office:value-type="float" office:value="2461" calcext:value-type="float">
            <text:p>2461</text:p>
          </table:table-cell>
          <table:table-cell office:value-type="float" office:value="0.471255060729" calcext:value-type="float">
            <text:p>0.4712550607</text:p>
          </table:table-cell>
          <table:table-cell office:value-type="float" office:value="0.48786407767" calcext:value-type="float">
            <text:p>0.4878640777</text:p>
          </table:table-cell>
          <table:table-cell office:value-type="float" office:value="0.41974806989" calcext:value-type="float">
            <text:p>0.4197480699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73" calcext:value-type="float">
            <text:p>2473</text:p>
          </table:table-cell>
          <table:table-cell office:value-type="float" office:value="2475" calcext:value-type="float">
            <text:p>2475</text:p>
          </table:table-cell>
          <table:table-cell office:value-type="float" office:value="0.462409054163" calcext:value-type="float">
            <text:p>0.4624090542</text:p>
          </table:table-cell>
          <table:table-cell office:value-type="float" office:value="0.506672058229" calcext:value-type="float">
            <text:p>0.5066720582</text:p>
          </table:table-cell>
          <table:table-cell office:value-type="float" office:value="0.432727272727" calcext:value-type="float">
            <text:p>0.4327272727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71" calcext:value-type="float">
            <text:p>2471</text:p>
          </table:table-cell>
          <table:table-cell office:value-type="float" office:value="2474" calcext:value-type="float">
            <text:p>2474</text:p>
          </table:table-cell>
          <table:table-cell office:value-type="float" office:value="0.444624090542" calcext:value-type="float">
            <text:p>0.4446240905</text:p>
          </table:table-cell>
          <table:table-cell office:value-type="float" office:value="0.505463375152" calcext:value-type="float">
            <text:p>0.5054633752</text:p>
          </table:table-cell>
          <table:table-cell office:value-type="float" office:value="0.448666127728" calcext:value-type="float">
            <text:p>0.448666127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470" calcext:value-type="float">
            <text:p>2470</text:p>
          </table:table-cell>
          <table:table-cell office:value-type="float" office:value="2456" calcext:value-type="float">
            <text:p>2456</text:p>
          </table:table-cell>
          <table:table-cell office:value-type="float" office:value="0.460264900662" calcext:value-type="float">
            <text:p>0.4602649007</text:p>
          </table:table-cell>
          <table:table-cell office:value-type="float" office:value="0.511740890688" calcext:value-type="float">
            <text:p>0.5117408907</text:p>
          </table:table-cell>
          <table:table-cell office:value-type="float" office:value="0.427524429967" calcext:value-type="float">
            <text:p>0.4275244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67" calcext:value-type="float">
            <text:p>2467</text:p>
          </table:table-cell>
          <table:table-cell office:value-type="float" office:value="2469" calcext:value-type="float">
            <text:p>2469</text:p>
          </table:table-cell>
          <table:table-cell office:value-type="float" office:value="0.460601137287" calcext:value-type="float">
            <text:p>0.4606011373</text:p>
          </table:table-cell>
          <table:table-cell office:value-type="float" office:value="0.505472233482" calcext:value-type="float">
            <text:p>0.5054722335</text:p>
          </table:table-cell>
          <table:table-cell office:value-type="float" office:value="0.443499392467" calcext:value-type="float">
            <text:p>0.443499392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19" calcext:value-type="float">
            <text:p>2419</text:p>
          </table:table-cell>
          <table:table-cell office:value-type="float" office:value="2469" calcext:value-type="float">
            <text:p>2469</text:p>
          </table:table-cell>
          <table:table-cell office:value-type="float" office:value="0.472323232323" calcext:value-type="float">
            <text:p>0.4723232323</text:p>
          </table:table-cell>
          <table:table-cell office:value-type="float" office:value="0.501446878876" calcext:value-type="float">
            <text:p>0.5014468789</text:p>
          </table:table-cell>
          <table:table-cell office:value-type="float" office:value="0.428918590522" calcext:value-type="float">
            <text:p>0.428918590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58" calcext:value-type="float">
            <text:p>2458</text:p>
          </table:table-cell>
          <table:table-cell office:value-type="float" office:value="2468" calcext:value-type="float">
            <text:p>2468</text:p>
          </table:table-cell>
          <table:table-cell office:value-type="float" office:value="0.474747474747" calcext:value-type="float">
            <text:p>0.4747474747</text:p>
          </table:table-cell>
          <table:table-cell office:value-type="float" office:value="0.515866558177" calcext:value-type="float">
            <text:p>0.5158665582</text:p>
          </table:table-cell>
          <table:table-cell office:value-type="float" office:value="0.437601296596" calcext:value-type="float">
            <text:p>0.437601296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74" calcext:value-type="float">
            <text:p>2474</text:p>
          </table:table-cell>
          <table:table-cell office:value-type="float" office:value="2473" calcext:value-type="float">
            <text:p>2473</text:p>
          </table:table-cell>
          <table:table-cell office:value-type="float" office:value="0.448136142626" calcext:value-type="float">
            <text:p>0.4481361426</text:p>
          </table:table-cell>
          <table:table-cell office:value-type="float" office:value="0.491511721908" calcext:value-type="float">
            <text:p>0.4915117219</text:p>
          </table:table-cell>
          <table:table-cell office:value-type="float" office:value="0.452486858067" calcext:value-type="float">
            <text:p>0.452486858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55" calcext:value-type="float">
            <text:p>2455</text:p>
          </table:table-cell>
          <table:table-cell office:value-type="float" office:value="2473" calcext:value-type="float">
            <text:p>2473</text:p>
          </table:table-cell>
          <table:table-cell office:value-type="float" office:value="0.465210355987" calcext:value-type="float">
            <text:p>0.465210356</text:p>
          </table:table-cell>
          <table:table-cell office:value-type="float" office:value="0.492464358452" calcext:value-type="float">
            <text:p>0.4924643585</text:p>
          </table:table-cell>
          <table:table-cell office:value-type="float" office:value="0.536595228467" calcext:value-type="float">
            <text:p>0.536595228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66" calcext:value-type="float">
            <text:p>2466</text:p>
          </table:table-cell>
          <table:table-cell office:value-type="float" office:value="2456" calcext:value-type="float">
            <text:p>2456</text:p>
          </table:table-cell>
          <table:table-cell office:value-type="float" office:value="0.456900040469" calcext:value-type="float">
            <text:p>0.4569000405</text:p>
          </table:table-cell>
          <table:table-cell office:value-type="float" office:value="0.493917274939" calcext:value-type="float">
            <text:p>0.4939172749</text:p>
          </table:table-cell>
          <table:table-cell office:value-type="float" office:value="0.440553745928" calcext:value-type="float">
            <text:p>0.4405537459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67" calcext:value-type="float">
            <text:p>2467</text:p>
          </table:table-cell>
          <table:table-cell office:value-type="float" office:value="2456" calcext:value-type="float">
            <text:p>2456</text:p>
          </table:table-cell>
          <table:table-cell office:value-type="float" office:value="0.447272727273" calcext:value-type="float">
            <text:p>0.4472727273</text:p>
          </table:table-cell>
          <table:table-cell office:value-type="float" office:value="0.506282934739" calcext:value-type="float">
            <text:p>0.5062829347</text:p>
          </table:table-cell>
          <table:table-cell office:value-type="float" office:value="0.500814332248" calcext:value-type="float">
            <text:p>0.5008143322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461" calcext:value-type="float">
            <text:p>2461</text:p>
          </table:table-cell>
          <table:table-cell office:value-type="float" office:value="2457" calcext:value-type="float">
            <text:p>2457</text:p>
          </table:table-cell>
          <table:table-cell office:value-type="float" office:value="0.467980295567" calcext:value-type="float">
            <text:p>0.4679802956</text:p>
          </table:table-cell>
          <table:table-cell office:value-type="float" office:value="0.509955302722" calcext:value-type="float">
            <text:p>0.5099553027</text:p>
          </table:table-cell>
          <table:table-cell office:value-type="float" office:value="0.443223443223" calcext:value-type="float">
            <text:p>0.4432234432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44" calcext:value-type="float">
            <text:p>2444</text:p>
          </table:table-cell>
          <table:table-cell office:value-type="float" office:value="2474" calcext:value-type="float">
            <text:p>2474</text:p>
          </table:table-cell>
          <table:table-cell office:value-type="float" office:value="0.484502446982" calcext:value-type="float">
            <text:p>0.484502447</text:p>
          </table:table-cell>
          <table:table-cell office:value-type="float" office:value="0.527004909984" calcext:value-type="float">
            <text:p>0.52700491</text:p>
          </table:table-cell>
          <table:table-cell office:value-type="float" office:value="0.428455941795" calcext:value-type="float">
            <text:p>0.4284559418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31" calcext:value-type="float">
            <text:p>2431</text:p>
          </table:table-cell>
          <table:table-cell office:value-type="float" office:value="2470" calcext:value-type="float">
            <text:p>2470</text:p>
          </table:table-cell>
          <table:table-cell office:value-type="float" office:value="0.450121654501" calcext:value-type="float">
            <text:p>0.4501216545</text:p>
          </table:table-cell>
          <table:table-cell office:value-type="float" office:value="0.51542575072" calcext:value-type="float">
            <text:p>0.5154257507</text:p>
          </table:table-cell>
          <table:table-cell office:value-type="float" office:value="0.520647773279" calcext:value-type="float">
            <text:p>0.5206477733</text:p>
          </table:table-cell>
        </table:table-row>
        <table:table-row table:style-name="ro1">
          <table:table-cell table:number-columns-repeated="2" office:value-type="float" office:value="2474" calcext:value-type="float">
            <text:p>2474</text:p>
          </table:table-cell>
          <table:table-cell office:value-type="float" office:value="2469" calcext:value-type="float">
            <text:p>2469</text:p>
          </table:table-cell>
          <table:table-cell office:value-type="float" office:value="0.47857720291" calcext:value-type="float">
            <text:p>0.4785772029</text:p>
          </table:table-cell>
          <table:table-cell office:value-type="float" office:value="0.48181083266" calcext:value-type="float">
            <text:p>0.4818108327</text:p>
          </table:table-cell>
          <table:table-cell office:value-type="float" office:value="0.438639125152" calcext:value-type="float">
            <text:p>0.438639125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32" calcext:value-type="float">
            <text:p>2432</text:p>
          </table:table-cell>
          <table:table-cell office:value-type="float" office:value="2466" calcext:value-type="float">
            <text:p>2466</text:p>
          </table:table-cell>
          <table:table-cell office:value-type="float" office:value="0.456161616162" calcext:value-type="float">
            <text:p>0.4561616162</text:p>
          </table:table-cell>
          <table:table-cell office:value-type="float" office:value="0.513980263158" calcext:value-type="float">
            <text:p>0.5139802632</text:p>
          </table:table-cell>
          <table:table-cell office:value-type="float" office:value="0.462287104623" calcext:value-type="float">
            <text:p>0.462287104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67" calcext:value-type="float">
            <text:p>2467</text:p>
          </table:table-cell>
          <table:table-cell office:value-type="float" office:value="2469" calcext:value-type="float">
            <text:p>2469</text:p>
          </table:table-cell>
          <table:table-cell office:value-type="float" office:value="0.47470659652" calcext:value-type="float">
            <text:p>0.4747065965</text:p>
          </table:table-cell>
          <table:table-cell office:value-type="float" office:value="0.478719092015" calcext:value-type="float">
            <text:p>0.478719092</text:p>
          </table:table-cell>
          <table:table-cell office:value-type="float" office:value="0.42810854597" calcext:value-type="float">
            <text:p>0.428108546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72" calcext:value-type="float">
            <text:p>2472</text:p>
          </table:table-cell>
          <table:table-cell office:value-type="float" office:value="2443" calcext:value-type="float">
            <text:p>2443</text:p>
          </table:table-cell>
          <table:table-cell office:value-type="float" office:value="0.426262626263" calcext:value-type="float">
            <text:p>0.4262626263</text:p>
          </table:table-cell>
          <table:table-cell office:value-type="float" office:value="0.519417475728" calcext:value-type="float">
            <text:p>0.5194174757</text:p>
          </table:table-cell>
          <table:table-cell office:value-type="float" office:value="0.53090462546" calcext:value-type="float">
            <text:p>0.530904625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2" calcext:value-type="float">
            <text:p>2462</text:p>
          </table:table-cell>
          <table:table-cell office:value-type="float" office:value="2471" calcext:value-type="float">
            <text:p>2471</text:p>
          </table:table-cell>
          <table:table-cell office:value-type="float" office:value="0.410526315789" calcext:value-type="float">
            <text:p>0.4105263158</text:p>
          </table:table-cell>
          <table:table-cell office:value-type="float" office:value="0.487408610885" calcext:value-type="float">
            <text:p>0.4874086109</text:p>
          </table:table-cell>
          <table:table-cell office:value-type="float" office:value="0.589639821934" calcext:value-type="float">
            <text:p>0.589639821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75" calcext:value-type="float">
            <text:p>2475</text:p>
          </table:table-cell>
          <table:table-cell office:value-type="float" office:value="2440" calcext:value-type="float">
            <text:p>2440</text:p>
          </table:table-cell>
          <table:table-cell office:value-type="float" office:value="0.347488770927" calcext:value-type="float">
            <text:p>0.3474887709</text:p>
          </table:table-cell>
          <table:table-cell office:value-type="float" office:value="0.494949494949" calcext:value-type="float">
            <text:p>0.4949494949</text:p>
          </table:table-cell>
          <table:table-cell office:value-type="float" office:value="0.549180327869" calcext:value-type="float">
            <text:p>0.5491803279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31" calcext:value-type="float">
            <text:p>2431</text:p>
          </table:table-cell>
          <table:table-cell office:value-type="float" office:value="2463" calcext:value-type="float">
            <text:p>2463</text:p>
          </table:table-cell>
          <table:table-cell office:value-type="float" office:value="0.470826580227" calcext:value-type="float">
            <text:p>0.4708265802</text:p>
          </table:table-cell>
          <table:table-cell office:value-type="float" office:value="0.51707116413" calcext:value-type="float">
            <text:p>0.5170711641</text:p>
          </table:table-cell>
          <table:table-cell office:value-type="float" office:value="0.409663012586" calcext:value-type="float">
            <text:p>0.4096630126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65" calcext:value-type="float">
            <text:p>2465</text:p>
          </table:table-cell>
          <table:table-cell office:value-type="float" office:value="2426" calcext:value-type="float">
            <text:p>2426</text:p>
          </table:table-cell>
          <table:table-cell office:value-type="float" office:value="0.423605497171" calcext:value-type="float">
            <text:p>0.4236054972</text:p>
          </table:table-cell>
          <table:table-cell office:value-type="float" office:value="0.505070993915" calcext:value-type="float">
            <text:p>0.5050709939</text:p>
          </table:table-cell>
          <table:table-cell office:value-type="float" office:value="0.55647155812" calcext:value-type="float">
            <text:p>0.556471558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49" calcext:value-type="float">
            <text:p>2449</text:p>
          </table:table-cell>
          <table:table-cell office:value-type="float" office:value="2463" calcext:value-type="float">
            <text:p>2463</text:p>
          </table:table-cell>
          <table:table-cell office:value-type="float" office:value="0.470826580227" calcext:value-type="float">
            <text:p>0.4708265802</text:p>
          </table:table-cell>
          <table:table-cell office:value-type="float" office:value="0.476521028991" calcext:value-type="float">
            <text:p>0.476521029</text:p>
          </table:table-cell>
          <table:table-cell office:value-type="float" office:value="0.409663012586" calcext:value-type="float">
            <text:p>0.4096630126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45121582753852" calcext:value-type="float">
            <text:p>0.4512158275</text:p>
          </table:table-cell>
          <table:table-cell table:formula="of:=AVERAGE([.E2:.E26])" office:value-type="float" office:value="0.50144336602312" calcext:value-type="float">
            <text:p>0.501443366</text:p>
          </table:table-cell>
          <table:table-cell table:formula="of:=AVERAGE([.F2:.F26])" office:value-type="float" office:value="0.46894384698488" calcext:value-type="float">
            <text:p>0.468943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1:58:38.041855915</dc:date>
    <meta:document-statistic meta:table-count="1" meta:cell-count="159" meta:object-count="0"/>
    <meta:generator>LibreOffice/4.2.7.2$Linux_X86_64 LibreOffice_project/420m0$Build-2</meta:generator>
  </office:meta>
</office:document-meta>
</file>